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style-name="ce1" office:value-type="string" calcext:value-type="string">
            <text:p>PCA estimation</text:p>
          </table:table-cell>
          <table:table-cell table:style-name="ce1" office:value-type="string" calcext:value-type="string">
            <text:p>Applicable</text:p>
          </table:table-cell>
          <table:table-cell table:style-name="ce2" office:value-type="string" calcext:value-type="string">
            <text:p>Hit</text:p>
          </table:table-cell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4"/>
        </table:table-row>
        <table:table-row table:style-name="ro1">
          <table:table-cell office:value-type="string" calcext:value-type="string">
            <text:p>?a <text:s/>&lt;dbo:spouse&gt; <text:s/>?b <text:s text:c="2"/>=&gt; ?a <text:s/>&lt;dbo:relative&gt; <text:s/>?b</text:p>
          </table:table-cell>
          <table:table-cell office:value-type="float" office:value="0.000005261" calcext:value-type="float">
            <text:p>0.000005261</text:p>
          </table:table-cell>
          <table:table-cell office:value-type="float" office:value="0.010828977" calcext:value-type="float">
            <text:p>0.010828977</text:p>
          </table:table-cell>
          <table:table-cell office:value-type="float" office:value="0.002882131" calcext:value-type="float">
            <text:p>0.002882131</text:p>
          </table:table-cell>
          <table:table-cell office:value-type="float" office:value="0.083573487" calcext:value-type="float">
            <text:p>0.083573487</text:p>
          </table:table-cell>
          <table:table-cell office:value-type="float" office:value="58" calcext:value-type="float">
            <text:p>58</text:p>
          </table:table-cell>
          <table:table-cell office:value-type="float" office:value="20124" calcext:value-type="float">
            <text:p>2012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]&lt;&gt;0;1;0)" office:value-type="float" office:value="0" calcext:value-type="float">
            <text:p>0</text:p>
          </table:table-cell>
          <table:table-cell table:formula="of:=IF(AND([.K2]=1; [.J2]&gt;=[.E2])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a <text:s/>&lt;dbo:spouse&gt; <text:s/>?b <text:s text:c="2"/>=&gt; ?a <text:s/>&lt;dbo:child&gt; <text:s/>?b</text:p>
          </table:table-cell>
          <table:table-cell office:value-type="float" office:value="0.000011248" calcext:value-type="float">
            <text:p>0.000011248</text:p>
          </table:table-cell>
          <table:table-cell office:value-type="float" office:value="0.01585475" calcext:value-type="float">
            <text:p>0.01585475</text:p>
          </table:table-cell>
          <table:table-cell office:value-type="float" office:value="0.006161797" calcext:value-type="float">
            <text:p>0.006161797</text:p>
          </table:table-cell>
          <table:table-cell office:value-type="float" office:value="0.126659857" calcext:value-type="float">
            <text:p>0.126659857</text:p>
          </table:table-cell>
          <table:table-cell office:value-type="float" office:value="124" calcext:value-type="float">
            <text:p>124</text:p>
          </table:table-cell>
          <table:table-cell office:value-type="float" office:value="20124" calcext:value-type="float">
            <text:p>20124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]&lt;&gt;0;1;0)" office:value-type="float" office:value="0" calcext:value-type="float">
            <text:p>0</text:p>
          </table:table-cell>
          <table:table-cell table:formula="of:=IF(AND([.K3]=1; [.J3]&gt;=[.E3])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e <text:s/>&lt;dbo:birthPlace&gt; <text:s/>?b <text:s/>?e <text:s/>&lt;dbo:spouse&gt; <text:s/>?a <text:s text:c="2"/>=&gt; ?a <text:s/>&lt;dbo:placeOfBurial&gt; <text:s/>?b</text:p>
          </table:table-cell>
          <table:table-cell office:value-type="float" office:value="0.000000454" calcext:value-type="float">
            <text:p>0.000000454</text:p>
          </table:table-cell>
          <table:table-cell office:value-type="float" office:value="0.010060362" calcext:value-type="float">
            <text:p>0.010060362</text:p>
          </table:table-cell>
          <table:table-cell office:value-type="float" office:value="0.00016302" calcext:value-type="float">
            <text:p>0.00016302</text:p>
          </table:table-cell>
          <table:table-cell office:value-type="float" office:value="0.147058824" calcext:value-type="float">
            <text:p>0.147058824</text:p>
          </table:table-cell>
          <table:table-cell office:value-type="float" office:value="5" calcext:value-type="float">
            <text:p>5</text:p>
          </table:table-cell>
          <table:table-cell office:value-type="float" office:value="30671" calcext:value-type="float">
            <text:p>306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0.946760977377258" calcext:value-type="float">
            <text:p>0.9467609774</text:p>
          </table:table-cell>
          <table:table-cell table:formula="of:=IF([.J4]&lt;&gt;0;1;0)" office:value-type="float" office:value="1" calcext:value-type="float">
            <text:p>1</text:p>
          </table:table-cell>
          <table:table-cell table:formula="of:=IF(AND([.K4]=1; [.J4]&gt;=[.E4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spouse&gt; <text:s/>?a <text:s text:c="2"/>=&gt; ?a <text:s/>&lt;dbo:partner&gt; <text:s/>?b</text:p>
          </table:table-cell>
          <table:table-cell office:value-type="float" office:value="0.000001996" calcext:value-type="float">
            <text:p>0.000001996</text:p>
          </table:table-cell>
          <table:table-cell office:value-type="float" office:value="0.028387097" calcext:value-type="float">
            <text:p>0.028387097</text:p>
          </table:table-cell>
          <table:table-cell office:value-type="float" office:value="0.001093222" calcext:value-type="float">
            <text:p>0.001093222</text:p>
          </table:table-cell>
          <table:table-cell office:value-type="float" office:value="0.18487395" calcext:value-type="float">
            <text:p>0.18487395</text:p>
          </table:table-cell>
          <table:table-cell office:value-type="float" office:value="22" calcext:value-type="float">
            <text:p>22</text:p>
          </table:table-cell>
          <table:table-cell office:value-type="float" office:value="20124" calcext:value-type="float">
            <text:p>2012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]&lt;&gt;0;1;0)" office:value-type="float" office:value="0" calcext:value-type="float">
            <text:p>0</text:p>
          </table:table-cell>
          <table:table-cell table:formula="of:=IF(AND([.K5]=1; [.J5]&gt;=[.E5])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e <text:s/>&lt;dbo:deathPlace&gt; <text:s/>?b <text:s/>?e <text:s/>&lt;dbo:spouse&gt; <text:s/>?a <text:s text:c="2"/>=&gt; ?a <text:s/>&lt;dbo:placeOfBurial&gt; <text:s/>?b</text:p>
          </table:table-cell>
          <table:table-cell office:value-type="float" office:value="0.000000726" calcext:value-type="float">
            <text:p>0.000000726</text:p>
          </table:table-cell>
          <table:table-cell office:value-type="float" office:value="0.016096579" calcext:value-type="float">
            <text:p>0.016096579</text:p>
          </table:table-cell>
          <table:table-cell office:value-type="float" office:value="0.000516762" calcext:value-type="float">
            <text:p>0.000516762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8" calcext:value-type="float">
            <text:p>8</text:p>
          </table:table-cell>
          <table:table-cell office:value-type="float" office:value="15481" calcext:value-type="float">
            <text:p>154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2.04185184311675" calcext:value-type="float">
            <text:p>2.0418518431</text:p>
          </table:table-cell>
          <table:table-cell table:formula="of:=IF([.J6]&lt;&gt;0;1;0)" office:value-type="float" office:value="1" calcext:value-type="float">
            <text:p>1</text:p>
          </table:table-cell>
          <table:table-cell table:formula="of:=IF(AND([.K6]=1; [.J6]&gt;=[.E6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relative&gt; <text:s/>?f <text:s/>?f <text:s/>&lt;dbo:spouse&gt; <text:s/>?a <text:s text:c="2"/>=&gt; ?a <text:s/>&lt;dbo:child&gt; <text:s/>?b</text:p>
          </table:table-cell>
          <table:table-cell office:value-type="float" office:value="0.000014242" calcext:value-type="float">
            <text:p>0.000014242</text:p>
          </table:table-cell>
          <table:table-cell office:value-type="float" office:value="0.020074159" calcext:value-type="float">
            <text:p>0.020074159</text:p>
          </table:table-cell>
          <table:table-cell office:value-type="float" office:value="0.145640074" calcext:value-type="float">
            <text:p>0.145640074</text:p>
          </table:table-cell>
          <table:table-cell office:value-type="float" office:value="0.297348485" calcext:value-type="float">
            <text:p>0.297348485</text:p>
          </table:table-cell>
          <table:table-cell office:value-type="float" office:value="157" calcext:value-type="float">
            <text:p>157</text:p>
          </table:table-cell>
          <table:table-cell office:value-type="float" office:value="1078" calcext:value-type="float">
            <text:p>107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?b</text:p>
          </table:table-cell>
          <table:table-cell office:value-type="float" office:value="1.02240042852378" calcext:value-type="float">
            <text:p>1.0224004285</text:p>
          </table:table-cell>
          <table:table-cell table:formula="of:=IF([.J7]&lt;&gt;0;1;0)" office:value-type="float" office:value="1" calcext:value-type="float">
            <text:p>1</text:p>
          </table:table-cell>
          <table:table-cell table:formula="of:=IF(AND([.K7]=1; [.J7]&gt;=[.E7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e <text:s/>&lt;dbo:child&gt; <text:s/>?b <text:s/>?e <text:s/>&lt;dbo:spouse&gt; <text:s/>?a <text:s text:c="2"/>=&gt; ?a <text:s/>&lt;dbo:child&gt; <text:s/>?b</text:p>
          </table:table-cell>
          <table:table-cell office:value-type="float" office:value="0.00011357" calcext:value-type="float">
            <text:p>0.00011357</text:p>
          </table:table-cell>
          <table:table-cell office:value-type="float" office:value="0.160081831" calcext:value-type="float">
            <text:p>0.160081831</text:p>
          </table:table-cell>
          <table:table-cell table:number-columns-repeated="2" office:value-type="float" office:value="0.310208127" calcext:value-type="float">
            <text:p>0.310208127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?b</text:p>
          </table:table-cell>
          <table:table-cell office:value-type="float" office:value="0.400651291203814" calcext:value-type="float">
            <text:p>0.4006512912</text:p>
          </table:table-cell>
          <table:table-cell table:formula="of:=IF([.J8]&lt;&gt;0;1;0)" office:value-type="float" office:value="1" calcext:value-type="float">
            <text:p>1</text:p>
          </table:table-cell>
          <table:table-cell table:formula="of:=IF(AND([.K8]=1; [.J8]&gt;=[.E8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relative&gt; <text:s/>?f <text:s/>?a <text:s/>&lt;dbo:spouse&gt; <text:s/>?f <text:s text:c="2"/>=&gt; ?a <text:s/>&lt;dbo:child&gt; <text:s/>?b</text:p>
          </table:table-cell>
          <table:table-cell office:value-type="float" office:value="0.000017144" calcext:value-type="float">
            <text:p>0.000017144</text:p>
          </table:table-cell>
          <table:table-cell office:value-type="float" office:value="0.024165708" calcext:value-type="float">
            <text:p>0.024165708</text:p>
          </table:table-cell>
          <table:table-cell office:value-type="float" office:value="0.122093023" calcext:value-type="float">
            <text:p>0.122093023</text:p>
          </table:table-cell>
          <table:table-cell office:value-type="float" office:value="0.33041958" calcext:value-type="float">
            <text:p>0.33041958</text:p>
          </table:table-cell>
          <table:table-cell office:value-type="float" office:value="189" calcext:value-type="float">
            <text:p>189</text:p>
          </table:table-cell>
          <table:table-cell office:value-type="float" office:value="1548" calcext:value-type="float">
            <text:p>1548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?b</text:p>
          </table:table-cell>
          <table:table-cell office:value-type="float" office:value="1.4417270437869" calcext:value-type="float">
            <text:p>1.4417270438</text:p>
          </table:table-cell>
          <table:table-cell table:formula="of:=IF([.J9]&lt;&gt;0;1;0)" office:value-type="float" office:value="1" calcext:value-type="float">
            <text:p>1</text:p>
          </table:table-cell>
          <table:table-cell table:formula="of:=IF(AND([.K9]=1; [.J9]&gt;=[.E9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relation&gt; <text:s/>?f <text:s/>?f <text:s/>&lt;dbo:spouse&gt; <text:s/>?a <text:s text:c="2"/>=&gt; ?a <text:s/>&lt;dbo:child&gt; <text:s/>?b</text:p>
          </table:table-cell>
          <table:table-cell office:value-type="float" office:value="0.000007438" calcext:value-type="float">
            <text:p>0.000007438</text:p>
          </table:table-cell>
          <table:table-cell office:value-type="float" office:value="0.010484593" calcext:value-type="float">
            <text:p>0.010484593</text:p>
          </table:table-cell>
          <table:table-cell office:value-type="float" office:value="0.152985075" calcext:value-type="float">
            <text:p>0.152985075</text:p>
          </table:table-cell>
          <table:table-cell office:value-type="float" office:value="0.356521739" calcext:value-type="float">
            <text:p>0.356521739</text:p>
          </table:table-cell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?b</text:p>
          </table:table-cell>
          <table:table-cell office:value-type="float" office:value="1.55091489858465" calcext:value-type="float">
            <text:p>1.5509148986</text:p>
          </table:table-cell>
          <table:table-cell table:formula="of:=IF([.J10]&lt;&gt;0;1;0)" office:value-type="float" office:value="1" calcext:value-type="float">
            <text:p>1</text:p>
          </table:table-cell>
          <table:table-cell table:formula="of:=IF(AND([.K10]=1; [.J10]&gt;=[.E10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  <table:table-cell office:value-type="float" office:value="0.000047895" calcext:value-type="float">
            <text:p>0.000047895</text:p>
          </table:table-cell>
          <table:table-cell office:value-type="float" office:value="0.067510549" calcext:value-type="float">
            <text:p>0.067510549</text:p>
          </table:table-cell>
          <table:table-cell office:value-type="float" office:value="0.051795174" calcext:value-type="float">
            <text:p>0.051795174</text:p>
          </table:table-cell>
          <table:table-cell office:value-type="float" office:value="0.452054795" calcext:value-type="float">
            <text:p>0.452054795</text:p>
          </table:table-cell>
          <table:table-cell office:value-type="float" office:value="528" calcext:value-type="float">
            <text:p>528</text:p>
          </table:table-cell>
          <table:table-cell office:value-type="float" office:value="10194" calcext:value-type="float">
            <text:p>10194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?b</text:p>
          </table:table-cell>
          <table:table-cell office:value-type="float" office:value="0.552008272444881" calcext:value-type="float">
            <text:p>0.5520082724</text:p>
          </table:table-cell>
          <table:table-cell table:formula="of:=IF([.J11]&lt;&gt;0;1;0)" office:value-type="float" office:value="1" calcext:value-type="float">
            <text:p>1</text:p>
          </table:table-cell>
          <table:table-cell table:formula="of:=IF(AND([.K11]=1; [.J11]&gt;=[.E11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relation&gt; <text:s/>?f <text:s/>?a <text:s/>&lt;dbo:spouse&gt; <text:s/>?f <text:s text:c="2"/>=&gt; ?a <text:s/>&lt;dbo:child&gt; <text:s/>?b</text:p>
          </table:table-cell>
          <table:table-cell office:value-type="float" office:value="0.000008708" calcext:value-type="float">
            <text:p>0.000008708</text:p>
          </table:table-cell>
          <table:table-cell office:value-type="float" office:value="0.012274645" calcext:value-type="float">
            <text:p>0.012274645</text:p>
          </table:table-cell>
          <table:table-cell office:value-type="float" office:value="0.194726166" calcext:value-type="float">
            <text:p>0.194726166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96" calcext:value-type="float">
            <text:p>96</text:p>
          </table:table-cell>
          <table:table-cell office:value-type="float" office:value="493" calcext:value-type="float">
            <text:p>49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b</text:p>
          </table:table-cell>
          <table:table-cell office:value-type="float" office:value="2.32276725945052" calcext:value-type="float">
            <text:p>2.3227672595</text:p>
          </table:table-cell>
          <table:table-cell table:formula="of:=IF([.J12]&lt;&gt;0;1;0)" office:value-type="float" office:value="1" calcext:value-type="float">
            <text:p>1</text:p>
          </table:table-cell>
          <table:table-cell table:formula="of:=IF(AND([.K12]=1; [.J12]&gt;=[.E12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e <text:s/>&lt;dbo:restingPlace&gt; <text:s/>?b <text:s/>?e <text:s/>&lt;dbo:spouse&gt; <text:s/>?a <text:s text:c="2"/>=&gt; ?a <text:s/>&lt;dbo:placeOfBurial&gt; <text:s/>?b</text:p>
          </table:table-cell>
          <table:table-cell office:value-type="float" office:value="0.000000816" calcext:value-type="float">
            <text:p>0.000000816</text:p>
          </table:table-cell>
          <table:table-cell office:value-type="float" office:value="0.018108652" calcext:value-type="float">
            <text:p>0.018108652</text:p>
          </table:table-cell>
          <table:table-cell office:value-type="float" office:value="0.00283197" calcext:value-type="float">
            <text:p>0.00283197</text:p>
          </table:table-cell>
          <table:table-cell office:value-type="float" office:value="0.529411765" calcext:value-type="float">
            <text:p>0.529411765</text:p>
          </table:table-cell>
          <table:table-cell office:value-type="float" office:value="9" calcext:value-type="float">
            <text:p>9</text:p>
          </table:table-cell>
          <table:table-cell office:value-type="float" office:value="3178" calcext:value-type="float">
            <text:p>31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office:value-type="float" office:value="4.71954091916813" calcext:value-type="float">
            <text:p>4.7195409192</text:p>
          </table:table-cell>
          <table:table-cell table:formula="of:=IF([.J13]&lt;&gt;0;1;0)" office:value-type="float" office:value="1" calcext:value-type="float">
            <text:p>1</text:p>
          </table:table-cell>
          <table:table-cell table:formula="of:=IF(AND([.K13]=1; [.J13]&gt;=[.E13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f <text:s/>&lt;dbo:child&gt; <text:s/>?b <text:s/>?a <text:s/>&lt;dbo:spouse&gt; <text:s/>?f <text:s text:c="2"/>=&gt; ?a <text:s/>&lt;dbo:child&gt; <text:s/>?b</text:p>
          </table:table-cell>
          <table:table-cell office:value-type="float" office:value="0.000115565" calcext:value-type="float">
            <text:p>0.000115565</text:p>
          </table:table-cell>
          <table:table-cell office:value-type="float" office:value="0.16289477" calcext:value-type="float">
            <text:p>0.16289477</text:p>
          </table:table-cell>
          <table:table-cell table:number-columns-repeated="2" office:value-type="float" office:value="0.5679893" calcext:value-type="float">
            <text:p>0.5679893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2243" calcext:value-type="float">
            <text:p>2243</text:p>
          </table:table-cell>
          <table:table-cell office:value-type="string" calcext:value-type="string">
            <text:p>?b</text:p>
          </table:table-cell>
          <table:table-cell office:value-type="float" office:value="0.7901115838485" calcext:value-type="float">
            <text:p>0.7901115838</text:p>
          </table:table-cell>
          <table:table-cell table:formula="of:=IF([.J14]&lt;&gt;0;1;0)" office:value-type="float" office:value="1" calcext:value-type="float">
            <text:p>1</text:p>
          </table:table-cell>
          <table:table-cell table:formula="of:=IF(AND([.K14]=1; [.J14]&gt;=[.E14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e <text:s/>&lt;dbo:lastAppearance&gt; <text:s/>?b <text:s/>?e <text:s/>&lt;dbo:spouse&gt; <text:s/>?a <text:s text:c="2"/>=&gt; ?a <text:s/>&lt;dbo:lastAppearance&gt; <text:s/>?b</text:p>
          </table:table-cell>
          <table:table-cell office:value-type="float" office:value="0.000008436" calcext:value-type="float">
            <text:p>0.000008436</text:p>
          </table:table-cell>
          <table:table-cell office:value-type="float" office:value="0.055192878" calcext:value-type="float">
            <text:p>0.055192878</text:p>
          </table:table-cell>
          <table:table-cell office:value-type="float" office:value="0.336956522" calcext:value-type="float">
            <text:p>0.336956522</text:p>
          </table:table-cell>
          <table:table-cell office:value-type="float" office:value="0.64137931" calcext:value-type="float">
            <text:p>0.64137931</text:p>
          </table:table-cell>
          <table:table-cell office:value-type="float" office:value="93" calcext:value-type="float">
            <text:p>93</text:p>
          </table:table-cell>
          <table:table-cell office:value-type="float" office:value="276" calcext:value-type="float">
            <text:p>27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?a</text:p>
          </table:table-cell>
          <table:table-cell office:value-type="float" office:value="74.5432104759156" calcext:value-type="float">
            <text:p>74.5432104759</text:p>
          </table:table-cell>
          <table:table-cell table:formula="of:=IF([.J15]&lt;&gt;0;1;0)" office:value-type="float" office:value="1" calcext:value-type="float">
            <text:p>1</text:p>
          </table:table-cell>
          <table:table-cell table:formula="of:=IF(AND([.K15]=1; [.J15]&gt;=[.E15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  <table:table-cell office:value-type="float" office:value="0.000062862" calcext:value-type="float">
            <text:p>0.000062862</text:p>
          </table:table-cell>
          <table:table-cell office:value-type="float" office:value="0.088607595" calcext:value-type="float">
            <text:p>0.088607595</text:p>
          </table:table-cell>
          <table:table-cell office:value-type="float" office:value="0.06706668" calcext:value-type="float">
            <text:p>0.06706668</text:p>
          </table:table-cell>
          <table:table-cell office:value-type="float" office:value="0.663793103" calcext:value-type="float">
            <text:p>0.663793103</text:p>
          </table:table-cell>
          <table:table-cell office:value-type="float" office:value="693" calcext:value-type="float">
            <text:p>693</text:p>
          </table:table-cell>
          <table:table-cell office:value-type="float" office:value="10333" calcext:value-type="float">
            <text:p>1033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b</text:p>
          </table:table-cell>
          <table:table-cell office:value-type="float" office:value="0.824933011936649" calcext:value-type="float">
            <text:p>0.8249330119</text:p>
          </table:table-cell>
          <table:table-cell table:formula="of:=IF([.J16]&lt;&gt;0;1;0)" office:value-type="float" office:value="1" calcext:value-type="float">
            <text:p>1</text:p>
          </table:table-cell>
          <table:table-cell table:formula="of:=IF(AND([.K16]=1; [.J16]&gt;=[.E16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f <text:s/>&lt;dbo:lastAppearance&gt; <text:s/>?b <text:s/>?a <text:s/>&lt;dbo:spouse&gt; <text:s/>?f <text:s text:c="2"/>=&gt; ?a <text:s/>&lt;dbo:lastAppearance&gt; <text:s/>?b</text:p>
          </table:table-cell>
          <table:table-cell office:value-type="float" office:value="0.000009071" calcext:value-type="float">
            <text:p>0.000009071</text:p>
          </table:table-cell>
          <table:table-cell office:value-type="float" office:value="0.059347181" calcext:value-type="float">
            <text:p>0.059347181</text:p>
          </table:table-cell>
          <table:table-cell office:value-type="float" office:value="0.540540541" calcext:value-type="float">
            <text:p>0.540540541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?a</text:p>
          </table:table-cell>
          <table:table-cell office:value-type="float" office:value="80.1539897590491" calcext:value-type="float">
            <text:p>80.153989759</text:p>
          </table:table-cell>
          <table:table-cell table:formula="of:=IF([.J17]&lt;&gt;0;1;0)" office:value-type="float" office:value="1" calcext:value-type="float">
            <text:p>1</text:p>
          </table:table-cell>
          <table:table-cell table:formula="of:=IF(AND([.K17]=1; [.J17]&gt;=[.E17])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?b <text:s/>&lt;dbo:spouse&gt; <text:s/>?a <text:s text:c="2"/>=&gt; ?a <text:s/>&lt;dbo:spouse&gt; <text:s/>?b</text:p>
          </table:table-cell>
          <table:table-cell office:value-type="float" office:value="0.000954457" calcext:value-type="float">
            <text:p>0.000954457</text:p>
          </table:table-cell>
          <table:table-cell table:number-columns-repeated="2" office:value-type="float" office:value="0.522858279" calcext:value-type="float">
            <text:p>0.522858279</text:p>
          </table:table-cell>
          <table:table-cell office:value-type="float" office:value="0.907694962" calcext:value-type="float">
            <text:p>0.907694962</text:p>
          </table:table-cell>
          <table:table-cell office:value-type="float" office:value="10522" calcext:value-type="float">
            <text:p>10522</text:p>
          </table:table-cell>
          <table:table-cell office:value-type="float" office:value="20124" calcext:value-type="float">
            <text:p>20124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8]&lt;&gt;0;1;0)" office:value-type="float" office:value="0" calcext:value-type="float">
            <text:p>0</text:p>
          </table:table-cell>
          <table:table-cell table:formula="of:=IF(AND([.K18]=1; [.J18]&gt;=[.E18]); 1; 0)" office:value-type="float" office:value="0" calcext:value-type="float">
            <text:p>0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3:11:06.204467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2:43:04.283199381</meta:creation-date>
    <dc:date>2017-06-27T23:12:13.187848042</dc:date>
    <meta:editing-duration>PT1M39S</meta:editing-duration>
    <meta:editing-cycles>3</meta:editing-cycles>
    <meta:generator>LibreOffice/5.1.6.2$Linux_X86_64 LibreOffice_project/10m0$Build-2</meta:generator>
    <meta:document-statistic meta:table-count="1" meta:cell-count="216" meta:object-count="0"/>
  </office:meta>
</office:document-meta>
</file>